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e2ef6" officeooo:paragraph-rsid="001e2ef6"/>
    </style:style>
    <style:style style:name="P2" style:family="paragraph" style:parent-style-name="Text_20_body">
      <style:text-properties fo:language="en" fo:country="US" officeooo:paragraph-rsid="002545db"/>
    </style:style>
    <style:style style:name="P3" style:family="paragraph" style:parent-style-name="Text_20_body">
      <style:text-properties fo:language="en" fo:country="US" officeooo:paragraph-rsid="00212bbb"/>
    </style:style>
    <style:style style:name="P4" style:family="paragraph" style:parent-style-name="Text_20_body">
      <style:text-properties style:font-name="FreeSerif" fo:language="en" fo:country="US" style:text-underline-style="none" officeooo:rsid="002545db" officeooo:paragraph-rsid="0025a888"/>
    </style:style>
    <style:style style:name="P5" style:family="paragraph" style:parent-style-name="Text_20_body">
      <style:text-properties style:font-name="FreeSerif" fo:language="en" fo:country="US" style:text-underline-style="none" officeooo:rsid="002863c9" officeooo:paragraph-rsid="002863c9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Heading_20_2">
      <style:text-properties fo:language="en" fo:country="US" officeooo:rsid="002405a3" officeooo:paragraph-rsid="002405a3"/>
    </style:style>
    <style:style style:name="P8" style:family="paragraph" style:parent-style-name="Heading_20_3">
      <style:text-properties style:font-name="FreeSans" fo:font-size="12pt" fo:language="en" fo:country="US" fo:font-weight="bold" officeooo:rsid="001e2ef6" officeooo:paragraph-rsid="00271602" style:font-name-asian="Noto Sans CJK SC" style:font-size-asian="12pt" style:font-weight-asian="bold" style:font-name-complex="Droid Sans Devanagari" style:font-size-complex="12pt" style:font-weight-complex="bold"/>
    </style:style>
    <style:style style:name="P9" style:family="paragraph" style:parent-style-name="Heading_20_3">
      <style:text-properties fo:language="en" fo:country="US"/>
    </style:style>
    <style:style style:name="P10" style:family="paragraph" style:parent-style-name="Text_20_body">
      <style:text-properties fo:language="en" fo:country="US" officeooo:rsid="0029973e" officeooo:paragraph-rsid="0029973e"/>
    </style:style>
    <style:style style:name="P11" style:family="paragraph" style:parent-style-name="Text_20_body">
      <style:text-properties fo:language="en" fo:country="US" officeooo:rsid="002b884a" officeooo:paragraph-rsid="002b884a"/>
    </style:style>
    <style:style style:name="T1" style:family="text">
      <style:text-properties officeooo:rsid="00212bbb"/>
    </style:style>
    <style:style style:name="T2" style:family="text">
      <style:text-properties style:text-underline-style="none" officeooo:rsid="00218d5b"/>
    </style:style>
    <style:style style:name="T3" style:family="text">
      <style:text-properties officeooo:rsid="002545db"/>
    </style:style>
    <style:style style:name="T4" style:family="text">
      <style:text-properties officeooo:rsid="0025a888"/>
    </style:style>
    <style:style style:name="T5" style:family="text">
      <style:text-properties officeooo:rsid="00271602"/>
    </style:style>
    <style:style style:name="T6" style:family="text">
      <style:text-properties officeooo:rsid="002734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Individual reflection</text:h>
      <text:h text:style-name="P7" text:outline-level="2">Viktor Rosvall</text:h>
      <text:h text:style-name="P8" text:outline-level="3">S<text:span text:style-name="T5">print 0</text:span></text:h>
      <text:p text:style-name="P2">I introduced the Git workflow called Feature Branching and wrote instructions in readme files <text:span text:style-name="T3">for the other group members to follow</text:span>. I also created a pre-push git hook that will <text:span text:style-name="T6">enforce</text:span> a no-master-push policy. The hook will stop all pushes to the master branch and provide hints on how to create a feature branch and push code on there. <text:span text:style-name="T4">I also helped with organizing and creating the Github repositories. </text:span></text:p>
      <text:p text:style-name="P4">I <text:span text:style-name="T4">recommended that we use Android API level 5.0 to enable native SVG support if we wanted to use vector graphics in the future. </text:span></text:p>
      <text:p text:style-name="P5">I created and managed the project Trello scrumboards for Android, website and requirement specification. I also wrote user-stories and requirements in Trello. Furthermore I created a shared Google Calendar and helped plan our meetings and working hours. </text:p>
      <text:p text:style-name="P5">I provided feedback and tested early design mockups of the project website and Android application. </text:p>
      <text:h text:style-name="P9" text:outline-level="3">Sprint 1</text:h>
      <text:p text:style-name="P3"><text:span text:style-name="T1">I participated in planning the database relationship tables and entities. I also participated in planning the workflow of the Android app. I helped organize</text:span><text:span text:style-name="T2"> the git repositories. </text:span><text:span text:style-name="T1"><text:s/></text:span></text:p>
      <text:p text:style-name="P10">I wrote summaries about Factory Pattern and SOMETHING ELSE</text:p>
      <text:p text:style-name="P11">Helped organize the report and lab structure in Github the repositories and <text:s text:c="2"/>helped organize how they should be written. Added instructions in the Github readme on how to enable Code Highlighting in LibreOffice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style:font-name="FreeSerif" fo:font-family="FreeSerif" style:font-family-generic="roman" style:text-underline-style="none" officeooo:rsid="001e2ef6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FreeSans" fo:font-family="FreeSans" style:font-family-generic="swiss" fo:font-size="22pt" fo:font-weight="bold" officeooo:rsid="001e2ef6" style:font-size-asian="22pt" style:font-weight-asian="bold" style:font-size-complex="2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FreeSans" fo:font-family="FreeSans" style:font-family-generic="swiss" fo:font-size="14pt" fo:font-weight="bold" officeooo:rsid="001e2ef6" style:font-name-asian="Noto Sans CJK SC" style:font-family-asian="'Noto Sans CJK SC'" style:font-family-generic-asian="system" style:font-pitch-asian="variable" style:font-size-asian="12.25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FreeSans" fo:font-family="FreeSans" style:font-family-generic="swiss"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e2ef6" officeooo:paragraph-rsid="001e2e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iktor Rosvall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15:23:31.200627817</meta:creation-date>
    <dc:date>2020-02-12T10:23:10.397477389</dc:date>
    <meta:editing-duration>PT41M59S</meta:editing-duration>
    <meta:editing-cycles>9</meta:editing-cycles>
    <meta:generator>LibreOffice/6.3.4.2.0$Linux_X86_64 LibreOffice_project/30$Build-2</meta:generator>
    <meta:document-statistic meta:table-count="0" meta:image-count="0" meta:object-count="0" meta:page-count="1" meta:paragraph-count="12" meta:word-count="224" meta:character-count="1404" meta:non-whitespace-character-count="1183"/>
  </office:meta>
</office:document-meta>
</file>